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09cm"/>
    </style:style>
    <style:style style:name="ro1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 style:vertical-align="middle"/>
      <style:text-properties style:font-name="DejaVu Sans Mono"/>
    </style:style>
    <style:style style:name="ce2" style:family="table-cell" style:parent-style-name="Default">
      <style:table-cell-properties fo:background-color="#bbe33d" fo:border="0.74pt solid #000000" style:vertical-align="middle"/>
      <style:text-properties style:font-name="DejaVu Sans Mono"/>
    </style:style>
    <style:style style:name="ce3" style:family="table-cell" style:parent-style-name="Default">
      <style:table-cell-properties fo:background-color="#ffbf00" fo:border="0.74pt solid #000000" style:vertical-align="middle"/>
      <style:text-properties style:font-name="DejaVu Sans Mono"/>
    </style:style>
    <style:style style:name="ce4" style:family="table-cell" style:parent-style-name="Default">
      <style:table-cell-properties style:vertical-align="middle"/>
      <style:text-properties style:font-name="DejaVu Sans Mono"/>
    </style:style>
    <style:style style:name="ce5" style:family="table-cell" style:parent-style-name="Default">
      <style:table-cell-properties fo:background-color="#ffff00" fo:border="0.74pt solid #000000" style:vertical-align="middle"/>
      <style:text-properties style:font-name="DejaVu Sans Mono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LevelOne:</text:p>
          </table:table-cell>
          <table:table-cell table:style-name="ce1" office:value-type="string" calcext:value-type="string">
            <text:p>LevelTwo: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ddress principal;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bool inSession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int256 schoolFees;</text:p>
          </table:table-cell>
          <table:table-cell table:style-name="ce5" office:value-type="string" calcext:value-type="string">
            <text:p>uint256 public sessionEnd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int256 public immutable reviewTime = 1 weeks;</text:p>
          </table:table-cell>
          <table:table-cell table:style-name="ce5" office:value-type="string" calcext:value-type="string">
            <text:p>uint256 public bursary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int256 public sessionEnd;</text:p>
          </table:table-cell>
          <table:table-cell table:style-name="ce5" office:value-type="string" calcext:value-type="string">
            <text:p>uint256 public cutOffScore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int256 public bursary;</text:p>
          </table:table-cell>
          <table:table-cell table:style-name="ce5" office:value-type="string" calcext:value-type="string">
            <text:p>mapping(address =&gt; bool) public isTeacher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int256 public cutOffScore;</text:p>
          </table:table-cell>
          <table:table-cell table:style-name="ce5" office:value-type="string" calcext:value-type="string">
            <text:p>mapping(address =&gt; bool) public isStuden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pping(address =&gt; bool) public isTeacher;</text:p>
          </table:table-cell>
          <table:table-cell table:style-name="ce5" office:value-type="string" calcext:value-type="string">
            <text:p>mapping(address =&gt; uint256) public studentScore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pping(address =&gt; bool) public isStudent;</text:p>
          </table:table-cell>
          <table:table-cell table:style-name="ce5" office:value-type="string" calcext:value-type="string">
            <text:p>address[] listOfStudents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pping(address =&gt; uint256) public studentScore;</text:p>
          </table:table-cell>
          <table:table-cell table:style-name="ce5" office:value-type="string" calcext:value-type="string">
            <text:p>address[] listOfTeachers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pping(address =&gt; uint256) private reviewCount;</text:p>
          </table:table-cell>
          <table:table-cell table:style-name="ce5" office:value-type="string" calcext:value-type="string">
            <text:p>uint256 public constant TEACHER_WAGE_L2 = 40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pping(address =&gt; uint256) private lastReviewTime;</text:p>
          </table:table-cell>
          <table:table-cell table:style-name="ce5" office:value-type="string" calcext:value-type="string">
            <text:p>uint256 public constant PRINCIPAL_WAGE_L2 = 5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ddress[] listOfStudents;</text:p>
          </table:table-cell>
          <table:table-cell table:style-name="ce5" office:value-type="string" calcext:value-type="string">
            <text:p>uint256 public constant PRECISION = 100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ddress[] listOfTeachers;</text:p>
          </table:table-cell>
          <table:table-cell table:style-name="ce5" office:value-type="string" calcext:value-type="string">
            <text:p>IERC20 usdc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int256 public constant TEACHER_WAGE = 35; // 35%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2" office:value-type="string" calcext:value-type="string">
            <text:p>uint256 public constant PRINCIPAL_WAGE = 5; // 5%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2" office:value-type="string" calcext:value-type="string">
            <text:p>uint256 public constant PRECISION = 100;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2" office:value-type="string" calcext:value-type="string">
            <text:p>IERC20 usdc;</text:p>
          </table:table-cell>
          <table:table-cell table:style-name="ce6"/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08:55:56.498125282</meta:creation-date>
    <meta:generator>LibreOffice/7.3.7.2$Linux_X86_64 LibreOffice_project/30$Build-2</meta:generator>
    <dc:date>2025-05-10T12:27:05.408917914</dc:date>
    <meta:editing-duration>PT8M8S</meta:editing-duration>
    <meta:editing-cycles>2</meta:editing-cycles>
    <meta:document-statistic meta:table-count="1" meta:cell-count="34" meta:object-count="0"/>
  </office:meta>
</office:document-meta>
</file>